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363a0" officeooo:paragraph-rsid="000363a0"/>
    </style:style>
    <style:style style:name="P2" style:family="paragraph" style:parent-style-name="Standard">
      <style:text-properties officeooo:rsid="000363a0" officeooo:paragraph-rsid="000551cf"/>
    </style:style>
    <style:style style:name="P3" style:family="paragraph" style:parent-style-name="Standard">
      <style:text-properties officeooo:rsid="000363a0" officeooo:paragraph-rsid="00064164"/>
    </style:style>
    <style:style style:name="P4" style:family="paragraph" style:parent-style-name="Standard">
      <style:text-properties officeooo:rsid="000551cf" officeooo:paragraph-rsid="000551cf"/>
    </style:style>
    <style:style style:name="P5" style:family="paragraph" style:parent-style-name="Standard">
      <style:text-properties officeooo:rsid="00064164" officeooo:paragraph-rsid="00064164"/>
    </style:style>
    <style:style style:name="T1" style:family="text">
      <style:text-properties officeooo:rsid="000363a0"/>
    </style:style>
    <style:style style:name="T2" style:family="text">
      <style:text-properties officeooo:rsid="000551cf"/>
    </style:style>
    <style:style style:name="T3" style:family="text">
      <style:text-properties fo:font-weight="bold" style:font-weight-asian="bold" style:font-weight-complex="bold"/>
    </style:style>
    <style:style style:name="T4" style:family="text">
      <style:text-properties fo:font-weight="bold" officeooo:rsid="000363a0" style:font-weight-asian="bold" style:font-weight-complex="bold"/>
    </style:style>
    <style:style style:name="T5" style:family="text">
      <style:text-properties officeooo:rsid="00064164"/>
    </style:style>
    <style:style style:name="T6"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STRUCTURAS DE DATOS</text:p>
      <text:p text:style-name="P1"/>
      <text:p text:style-name="P1">Optimización del escac mediante el checkeo de arraylist de amenaces i amenaçades.</text:p>
      <text:p text:style-name="P1">Uso/actualización de los arraylist de amenaces i amenaçades de cada pieza al mover el tablero.</text:p>
      <text:p text:style-name="P1"/>
      <text:p text:style-name="P1">Uso de threads independientes del thread principal al lanzar un movimiento de la maquina.</text:p>
      <text:p text:style-name="P1"/>
      <text:p text:style-name="P1">ALGORITMOS</text:p>
      <text:p text:style-name="P1"/>
      <text:p text:style-name="P1">Threads → al hacer pausa si el turno actual pertenece a la maquina, mediante el uso de las funciones thread.wait() y thread.notify() encapsuladas dentro de un bloque syncronized(thread) para para/reanudar la ejecución del hilo secundario que ejecuta el movimiento de la maquina</text:p>
      <text:p text:style-name="P1"/>
      <text:p text:style-name="P1">Para la simulación, además se pone este thread como un thread con la maxima prioridad para dedicar mayor tiempo de cpu a este hilo, así aprovechando la planificación del SO y haciendo ejecutar el thread secundario con más frequencia.</text:p>
      <text:p text:style-name="P1"/>
      <text:p text:style-name="P1">Para impementar la funcionalidad de volver al menu dentro de la simulación, uso thread.interrupt() y dentro del thread, hago el check correspondiente (if(thread.isInterrupted()) { /*finish thread mediante el uso de un flag*/}</text:p>
      <text:p text:style-name="P1"/>
      <text:p text:style-name="P1">MANUAL USUARIO</text:p>
      <text:p text:style-name="P1"/>
      <text:p text:style-name="P1"><text:span text:style-name="T3">Opciones partida </text:span>→ tanto para jugar partida, como para la simualción, dentro de cada partida podremos pausarla (1), ver el historial de movimientos (2), y volver al menu siempre que lo deseemos <text:s/>(3).</text:p>
      <text:p text:style-name="P1">(1) → en la barra superior de la aplicación, en “Opcions partida”, haciendo click dentro de una partida, esta se pausará y se reanudará cuando hagamos click en “Continuar” (sobre el popup que aparecerá al hacer click en “Pausa”). <text:span text:style-name="T5">Esta opción solo estará disponible dentro de la vista de jugar partida/simular partidas.</text:span></text:p>
      <text:p text:style-name="P1"/>
      <text:p text:style-name="P3">(2) → <text:s/>en la barra superior de la aplicación, en “Opcions partida”, haciendo click dentro de una partida, nos aparecerá un popup con la lista de movimientos realizados en la partida. Para cerrarlo, <text:span text:style-name="T2">hacemos click en continuar. Esta opción solo estará disponible dentro de la vista de jugar partida/simular partidas</text:span></text:p>
      <text:p text:style-name="P2"/>
      <text:p text:style-name="P3"><text:span text:style-name="T2">(3) → en la barra superior de la aplicación en “Opcions”, haciendo click en “Tornar al menú”, nos aprecerá un popup de confirmación, y en caso que confirmemos (click en “Sí”) volveremos al menu de selección de opciones de la aplicación.</text:span> <text:s/><text:span text:style-name="T5">Esta opción solo estará disponible dentro de la vistas accesibles des de el menu principal que nos aprece una vez hemos hecho logIn.</text:span></text:p>
      <text:p text:style-name="P1"/>
      <text:p text:style-name="Standard"><text:span text:style-name="T4">Jugar partida</text:span><text:span text:style-name="T3"> </text:span>→<text:span text:style-name="T1"> Al hacer click en jugar partida, empezaremos con una pantalla de selección de problema, donde veremos el identificador del Problema, el numero de jugadas, el color que empieza tirando, su FEN y la dificultad del problema.</text:span></text:p>
      <text:p text:style-name="P1">Debemos seleccionar solo 1 (cualquier otra selección mostrarà un popup con el error) y presionar en continuar.</text:p>
      <text:p text:style-name="P1">A continuación, nos aparecerá una pantalla donde podremos seleccionar si deseamos atacar (para intentar ganar) o defender (para intentar que no nos ganen). También deberemos seleccionar un oponente (usuario, maquina naive, maquina smart) y presionar continuar.</text:p>
      <text:p text:style-name="P1">Entonces empezaremos a jugar la partida. El cronometro solo se activará cuando sea el turno del user loggeado. También veremos que tipo de jugador maneja cada color, así como el turno actual, <text:s/><text:soft-page-break/>el número de ronda en el que estamos, y el identificador del problema para que nos acordemos del problema en caso que queramos hacer una futura partida con ese problema.</text:p>
      <text:p text:style-name="P1"/>
      <text:p text:style-name="P1">En caso de ser un usuario, al hacer click sobre nuestras piezas veremos los movimientos integros posibles de la pieza dentro del tablero (esto no implica que sea un movimiento valido e.g: si el rei esta en jaque no podremos mover una pieza que no nos libere de esa situación; <text:span text:style-name="T2">si sucede, nos aprecerá un popup explicativo que deberemos cerrar para seguir jugando</text:span>).</text:p>
      <text:p text:style-name="P1">Para mover la pieza simplemente seleccionamos un destino válido, y daremos paso al turno del oponente. Si se trata de un usuario, deberá repetir el proceso, en caso que sea máquina debemos esperar a que calcule el movimiento y lo realize; cuando esto suceda, podremos volver a repetir el proceso <text:span text:style-name="T2">hasta que igualemos el máximo de rondas permitidas por el problema, o bien si hacemos jaque mate antes. En estos casos, la partida finalizará indicando el ganador, y si el usuario loggeado ha ganado. Entonces cuando deseemos volver al menu principal, deberamos hacer click en continuar, y nos aprecerá dicha vista.</text:span></text:p>
      <text:p text:style-name="P4">En caso que ganemos y <text:s/>estemos atacando, se guardarán las estadísticas de esa partida que podemos consultar con su propia vista accesible des de el menu principal.</text:p>
      <text:p text:style-name="P1"/>
      <text:p text:style-name="P4"><text:span text:style-name="T3">Simular partida </text:span>→ Parecido a la opción anterior, pero aquí nosotros (user loggeado) no jugaremos.</text:p>
      <text:p text:style-name="P4">Nos aparecerá una vista con un scrollview donde deberemos seleccionar algun problema (pueden ser tantos como queremos), y debajo de este panel, una selección sobre que tipo de maquina queremos que sean las blancas, y que maquina queremos que haga de negras (maquina naive o maquina smart). Una vez seleccionado hacemos click en continuar y veremos partida <text:s/>a partida, como estan se van jugando solas (por las maqinas)</text:p>
      <text:p text:style-name="P4">Dentro de la vista de jugar partida, veremos la misma información que si jugasemos nostros, pero sin el cronómetro, asi como tampoco se guardarán estadísticas.</text:p>
      <text:p text:style-name="P5">Una vez una partida este finalizada, nos saldrá el popup indicando el ganador y entonces pueden suceder dos cosas:</text:p>
      <text:p text:style-name="P5"><text:tab/>1 – si tenemos más problemas para jugar (pues la selección anterior ha sido de más de un problema) → al hacer click en continuar, jugaremos otra partida que seguirá el mismo flujo.</text:p>
      <text:p text:style-name="P5"><text:tab/>2 – si este es el último problema que habíamos seleccionado, al hacer click en continuar, volveremos al menu principal.</text:p>
      <text:p text:style-name="P1"/>
      <text:p text:style-name="P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31T09:59:43.112876573</meta:creation-date>
    <dc:date>2019-05-31T11:10:40.464123276</dc:date>
    <meta:editing-duration>PT22M41S</meta:editing-duration>
    <meta:editing-cycles>1</meta:editing-cycles>
    <meta:document-statistic meta:table-count="0" meta:image-count="0" meta:object-count="0" meta:page-count="2" meta:paragraph-count="27" meta:word-count="882" meta:character-count="5437" meta:non-whitespace-character-count="4570"/>
    <meta:generator>LibreOffice/6.0.7.3$Linux_X86_64 LibreOffice_project/00m0$Build-3</meta:generator>
  </office:meta>
</office:document-meta>
</file>